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Heading_20_2">
      <style:text-properties style:font-name="Arial" fo:font-size="12pt" style:font-size-asian="12pt" style:font-size-complex="12pt"/>
    </style:style>
    <style:style style:name="P4" style:family="paragraph" style:parent-style-name="Heading_20_2">
      <style:text-properties fo:color="#0000ff" loext:opacity="100%" style:font-name="Arial" fo:font-size="13pt" style:text-underline-style="solid" style:text-underline-width="auto" style:text-underline-color="font-color" style:font-size-asian="13pt" style:font-size-complex="13pt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Preformatted_20_Text">
      <style:paragraph-properties fo:margin-left="1cm" fo:margin-right="1cm" fo:text-indent="0cm" style:auto-text-indent="false"/>
    </style:style>
    <style:style style:name="P9" style:family="paragraph" style:parent-style-name="Preformatted_20_Text">
      <style:paragraph-properties fo:margin-left="1cm" fo:margin-right="1cm" fo:text-indent="0cm" style:auto-text-indent="false"/>
      <style:text-properties fo:font-weight="bold"/>
    </style:style>
    <style:style style:name="P10" style:family="paragraph" style:parent-style-name="Preformatted_20_Text">
      <style:paragraph-properties fo:margin-left="1cm" fo:margin-right="1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1cm" fo:margin-right="1cm" fo:text-indent="0cm" style:auto-text-indent="false"/>
      <style:text-properties style:font-name="Arial" fo:font-size="11pt" fo:font-weight="bold" style:font-size-asian="11pt" style:font-size-complex="11pt"/>
    </style:style>
    <style:style style:name="P12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/>
    </style:style>
    <style:style style:name="P13" style:family="paragraph" style:parent-style-name="Preformatted_20_Text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-1.251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left="-1.251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-2.501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Heading_20_4">
      <style:paragraph-properties fo:text-align="justify" style:justify-single-word="false"/>
      <style:text-properties fo:color="#0000ff" loext:opacity="100%" style:font-name="Arial" fo:font-size="11pt" style:text-underline-style="solid" style:text-underline-width="auto" style:text-underline-color="font-color" style:font-size-asian="11pt" style:font-size-complex="11pt"/>
    </style:style>
    <style:style style:name="P21" style:family="paragraph" style:parent-style-name="Heading_20_4">
      <style:paragraph-properties fo:text-align="justify" style:justify-single-word="false"/>
      <style:text-properties fo:color="#0000ff" loext:opacity="100%" style:font-name="Arial" fo:font-size="13pt" style:text-underline-style="solid" style:text-underline-width="auto" style:text-underline-color="font-color" style:font-size-asian="13pt" style:font-size-complex="13pt"/>
    </style:style>
    <style:style style:name="P22" style:family="paragraph" style:parent-style-name="Text_20_body">
      <style:text-properties style:font-name="Arial" fo:font-size="11pt" style:font-size-asian="11pt" style:font-size-complex="11pt"/>
    </style:style>
    <style:style style:name="P23" style:family="paragraph" style:parent-style-name="Text_20_body" style:list-style-name="L1">
      <style:paragraph-properties fo:margin-left="-1.251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Text_20_body" style:list-style-name="L1">
      <style:paragraph-properties fo:margin-left="-1.251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 style:list-style-name="L1">
      <style:paragraph-properties fo:margin-left="-1.251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style:font-name-asian="NSimSun" style:font-size-asian="11pt" style:font-weight-asian="bold" style:font-name-complex="Courier New" style:font-size-complex="11pt" style:font-weight-complex="bold"/>
    </style:style>
    <style:style style:name="T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1pt" fo:font-weight="bold" style:font-name-asian="NSimSun" style:font-size-asian="11pt" style:font-weight-asian="bold" style:font-name-complex="Courier New" style:font-size-complex="11pt" style:font-weight-complex="bold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tenedor">
        <text:section text:style-name="Sect1" text:name="cuerpo">
          <text:h text:style-name="P4" text:outline-level="2">SELECTORES</text:h>
          <text:h text:style-name="P3" text:outline-level="2">Los identificadores [id]</text:h>
          <text:p text:style-name="P14"><text:span text:style-name="Strong_20_Emphasis"><text:span text:style-name="T1">Con los identificadores podemos aplicar un diseño exclusivo para una determinada etiqueta dentro de las que haya en nuestro código html</text:span></text:span><text:span text:style-name="T1">. Por ejemplo, si queremos poner en negrita el primer párrafo, bastaría con identificar con un nombre a la etiqueta </text:span><text:span text:style-name="Source_20_Text"><text:span text:style-name="T1">&lt;p&gt;</text:span></text:span><text:span text:style-name="T1"> del primer párrafo y añadir un identificador al selector del código css.</text:span></text:p>
          <text:p text:style-name="P14"><text:span text:style-name="T1">Para </text:span><text:span text:style-name="Strong_20_Emphasis"><text:span text:style-name="T1">identificar un determinado elemento en el código html</text:span></text:span><text:span text:style-name="T1">, necesitamos </text:span><text:span text:style-name="Strong_20_Emphasis"><text:span text:style-name="T1">darle un nombre por medio del atributo </text:span></text:span><text:span text:style-name="Strong_20_Emphasis"><text:span text:style-name="Source_20_Text"><text:span text:style-name="T1">id</text:span></text:span></text:span><text:span text:style-name="T1">. Posteriormente, necesitamos </text:span><text:span text:style-name="Strong_20_Emphasis"><text:span text:style-name="T1">acceder a este elemento desde el código css</text:span></text:span><text:span text:style-name="T1"> para aplicarle el diseño. Esto se hace a través del selector: tenemos que </text:span><text:span text:style-name="Strong_20_Emphasis"><text:span text:style-name="T1">escribir el nombre de la etiqueta seguido del símbolo </text:span></text:span><text:span text:style-name="Strong_20_Emphasis"><text:span text:style-name="Source_20_Text"><text:span text:style-name="T1">#</text:span></text:span></text:span><text:span text:style-name="Strong_20_Emphasis"><text:span text:style-name="T1"> y del nombre que pusimos en el atributo </text:span></text:span><text:span text:style-name="Strong_20_Emphasis"><text:span text:style-name="Source_20_Text"><text:span text:style-name="T1">id</text:span></text:span></text:span><text:span text:style-name="T1">.</text:span></text:p>
          <text:p text:style-name="P15">Ejemplo:</text:p>
          <text:p text:style-name="Text_20_body"><draw:frame draw:style-name="fr1" draw:name="Marco1" text:anchor-type="paragraph" svg:width="0.041cm" style:rel-width="50%" draw:z-index="0"><draw:text-box fo:min-height="0.041cm"><text:p text:style-name="P10">Código html:</text:p><text:p text:style-name="P8"/><text:p text:style-name="P8">&lt;p id="EnNegrita"&gt;</text:p><text:p text:style-name="P8">Párrafo 1&lt;/p&gt;</text:p><text:p text:style-name="P8"/><text:p text:style-name="P8">&lt;p&gt;Párrafo 2&lt;/p&gt;</text:p><text:p text:style-name="P8"/><text:p text:style-name="P12">&lt;p&gt;Párrafo 3&lt;/p&gt;</text:p></draw:text-box></draw:frame><draw:frame draw:style-name="fr2" draw:name="Marco2" text:anchor-type="paragraph" svg:width="0.041cm" style:rel-width="50%" draw:z-index="1"><draw:text-box fo:min-height="0.041cm"><text:p text:style-name="P11">Código css:</text:p><text:p text:style-name="P8"/><text:p text:style-name="P8">p#EnNegrita {</text:p><text:p text:style-name="P8"><text:s text:c="2"/>font-weight:bold;</text:p><text:p text:style-name="P12"><text:s/>}</text:p><text:p text:style-name="P12"/><text:p text:style-name="P12"/></draw:text-box></draw:frame></text:p>
          <text:h text:style-name="P3" text:outline-level="2">Las clases [class]</text:h>
          <text:p text:style-name="P14"><text:span text:style-name="Strong_20_Emphasis"><text:span text:style-name="T1">Las clases</text:span></text:span><text:span text:style-name="T1"> son similares a los identificadores, aunque en vez de identificar a un solo elemento html, </text:span><text:span text:style-name="Strong_20_Emphasis"><text:span text:style-name="T1">nos identifica a un grupo de elementos</text:span></text:span><text:span text:style-name="T1">. Esto nos permite dar estilo a varios elementos de la misma etiqueta dentro de una página.</text:span></text:p>
          <text:p text:style-name="P14"><text:span text:style-name="T1">Con las clases es mucho más fácil, tan solo </text:span><text:span text:style-name="Strong_20_Emphasis"><text:span text:style-name="T1">agrupamos los párrafos</text:span></text:span><text:span text:style-name="T1"> por los de Juan y por los de Julia. Así tan solo </text:span><text:span text:style-name="Strong_20_Emphasis"><text:span text:style-name="T1">tenemos dos clases de párrafos: los de Julia y los de Juan</text:span></text:span><text:span text:style-name="T1">. Lo que dice Juan lo etiquetamos como "juan" y lo que dice Julia lo etiquetamos como "julia". Veamos el código que implementa lo que muestra la figura 13:</text:span></text:p>
          <text:p text:style-name="P15"><draw:frame draw:style-name="fr2" draw:name="Marco4" text:anchor-type="paragraph" svg:width="0.041cm" style:rel-width="50%" draw:z-index="3"><draw:text-box fo:min-height="0.041cm"><text:p text:style-name="P9">Código css:</text:p><text:p text:style-name="P8"/><text:p text:style-name="P8">p.juan {</text:p><text:p text:style-name="P8"><text:s text:c="2"/>color:blue;</text:p><text:p text:style-name="P8"><text:s/>}</text:p><text:p text:style-name="P8"><text:s/></text:p><text:p text:style-name="P8">p.julia {</text:p><text:p text:style-name="P8"><text:s text:c="2"/>color:fuchsia;</text:p><text:p text:style-name="P12"><text:s/>}</text:p><text:p text:style-name="P12"/><text:p text:style-name="P12"/></draw:text-box></draw:frame><draw:frame draw:style-name="fr1" draw:name="Marco3" text:anchor-type="paragraph" svg:width="0.041cm" style:rel-width="50%" draw:z-index="2"><draw:text-box fo:min-height="0.041cm"><text:p text:style-name="P9">Código html:</text:p><text:p text:style-name="P8"/><text:p text:style-name="P8">&lt;p class="juan"&gt;</text:p><text:p text:style-name="P8">Hola, Julia.&lt;/p&gt;</text:p><text:p text:style-name="P8"/><text:p text:style-name="P8">&lt;p class="julia"&gt;</text:p><text:p text:style-name="P8">¿Qué tal?, Juan.&lt;/p&gt;</text:p><text:p text:style-name="P8"/><text:p text:style-name="P8">&lt;p class="juan"&gt;</text:p><text:p text:style-name="P8">Bien, estoy bien.&lt;/p&gt;</text:p><text:p text:style-name="P8"/><text:p text:style-name="P8">&lt;p class="julia"&gt;</text:p><text:p text:style-name="P12">¡Fantástico, me alegro!&lt;/p&gt;</text:p></draw:text-box></draw:frame></text:p>
          <text:p text:style-name="P14"><text:span text:style-name="T1">Para implementar clases, existen algunas diferencias respecto a la implementación de identificadores. En primer lugar </text:span><text:span text:style-name="Strong_20_Emphasis"><text:span text:style-name="T1">se utiliza</text:span></text:span><text:span text:style-name="T1">, en el código html, </text:span><text:span text:style-name="Strong_20_Emphasis"><text:span text:style-name="T1">el atributo </text:span></text:span><text:span text:style-name="Strong_20_Emphasis"><text:span text:style-name="Source_20_Text"><text:span text:style-name="T1">class</text:span></text:span></text:span><text:span text:style-name="Strong_20_Emphasis"><text:span text:style-name="T1"> para identificar un elemento</text:span></text:span><text:span text:style-name="T1">. </text:span><text:span text:style-name="Strong_20_Emphasis"><text:span text:style-name="T1">En el selector</text:span></text:span><text:span text:style-name="T1"> del código css, </text:span><text:span text:style-name="Strong_20_Emphasis"><text:span text:style-name="T1">para pasar el valor del atributo </text:span></text:span><text:span text:style-name="Strong_20_Emphasis"><text:span text:style-name="Source_20_Text"><text:span text:style-name="T1">class</text:span></text:span></text:span><text:span text:style-name="Strong_20_Emphasis"><text:span text:style-name="T1">, ponemos un punto</text:span></text:span><text:span text:style-name="T1"> en vez de una almohadilla.</text:span><text:bookmark text:name="aswift_1_anchor"/></text:p>
        </text:section>
      </text:section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0" text:outline-level="4">EL <text:span text:style-name="T7">MODELO</text:span> DE CAJA</text:h>
      <text:h text:style-name="P21" text:outline-level="4">Propiedades Caja</text:h>
      <text:list xml:id="list1782136317" text:style-name="L1">
        <text:list-header>
          <text:p text:style-name="P23">Este conjunto de propiedades permite especificar las propiedades de ancho, alto, margenes, bordes de los espacios para mostrar los elementos.</text:p>
          <text:p text:style-name="P23">En este grupo se incluyen:</text:p>
        </text:list-header>
      </text:list>
      <text:p text:style-name="P19"><text:span text:style-name="T5"><text:s text:c="23"/>Propiedades de márgenes [margin]</text:span>: <text:s/>Especifican <text:s/>la <text:s/>cantidad <text:s/>de espacio <text:s/>que se <text:s/>añade <text:s/>a <text:s/>un</text:p>
      <text:p text:style-name="P19"><text:s text:c="24"/>bloque <text:s text:c="2"/>fuera de su borde. Se especifican mediante: </text:p>
      <text:list xml:id="list212826606646591" text:continue-list="list1782136317" text:style-name="L1">
        <text:list-item>
          <text:list>
            <text:list-item>
              <text:list>
                <text:list-item text:start-value="1">
                  <text:p text:style-name="P24">margin-top </text:p>
                </text:list-item>
                <text:list-item>
                  <text:p text:style-name="P24">margin-bottom </text:p>
                </text:list-item>
                <text:list-item>
                  <text:p text:style-name="P24">margin-left </text:p>
                </text:list-item>
                <text:list-item>
                  <text:p text:style-name="P25"><text:span text:style-name="T5">margin-right</text:span> </text:p>
                </text:list-item>
                <text:list-item>
                  <text:p text:style-name="P23">La propiedad <text:span text:style-name="T5">margin</text:span> incluye a las otras cuatro recibiendo cuatro valores top, bottom, <text:s/>right y left. </text:p>
                </text:list-item>
              </text:list>
            </text:list-item>
          </text:list>
        </text:list-item>
      </text:list>
      <text:p text:style-name="P18"><text:span text:style-name="T1"><text:s text:c="24"/>Ej. <text:s text:c="2"/></text:span><text:span text:style-name="T2"><text:s/></text:span><text:span text:style-name="Source_20_Text"><text:span text:style-name="T2">body {</text:span></text:span></text:p>
      <text:p text:style-name="P5"><text:span text:style-name="Source_20_Text"><text:span text:style-name="T2"><text:s text:c="29"/>margin-top: 100px;</text:span></text:span></text:p>
      <text:p text:style-name="P5"><text:span text:style-name="Source_20_Text"><text:span text:style-name="T2"><text:s text:c="29"/>margin-right: 40px;</text:span></text:span></text:p>
      <text:p text:style-name="P5"><text:span text:style-name="Source_20_Text"><text:span text:style-name="T2"><text:s text:c="29"/>margin-bottom: 10px;</text:span></text:span></text:p>
      <text:p text:style-name="P5"><text:span text:style-name="Source_20_Text"><text:span text:style-name="T2"><text:s text:c="30"/>margin-left: 70px;</text:span></text:span></text:p>
      <text:p text:style-name="P5"><text:span text:style-name="Source_20_Text"><text:span text:style-name="T2"><text:s text:c="26"/>}</text:span></text:span></text:p>
      <text:p text:style-name="P5"><text:span text:style-name="Source_20_Text"><text:span text:style-name="T1"><text:s text:c="2"/>O podrías elegir usar la versión combinada de margin:</text:span></text:span></text:p>
      <text:p text:style-name="P18"><text:span text:style-name="Source_20_Text"><text:span text:style-name="T1"><text:s text:c="13"/>Ej. <text:s text:c="17"/></text:span></text:span><text:span text:style-name="Source_20_Text"><text:span text:style-name="T2"><text:s text:c="3"/>body {margin: 100px 40px 10px 70px;}</text:span></text:span></text:p>
      <text:p text:style-name="P18"><text:span text:style-name="Source_20_Text"><text:span text:style-name="T1"><text:s text:c="15"/>Se puede establecer los márgenes de casi todos los elementos del mismo modo. <text:s text:c="29"/></text:span></text:span></text:p>
      <text:p text:style-name="P18"><text:span text:style-name="Source_20_Text"><text:span text:style-name="T1"><text:s text:c="14"/>Ej. <text:s text:c="13"/></text:span></text:span></text:p>
      <text:p text:style-name="P18"><text:span text:style-name="Source_20_Text"><text:span text:style-name="T1"><text:s text:c="24"/></text:span></text:span><text:span text:style-name="Source_20_Text"><text:span text:style-name="T2"><text:s text:c="2"/>body {</text:span></text:span></text:p>
      <text:p text:style-name="P5"><text:span text:style-name="Source_20_Text"><text:span text:style-name="T2"><text:s text:c="26"/>margin: 100px 40px 10px 70px;</text:span></text:span></text:p>
      <text:p text:style-name="P5"><text:span text:style-name="Source_20_Text"><text:span text:style-name="T2"><text:s text:c="24"/>}</text:span></text:span></text:p>
      <text:p text:style-name="P6"/>
      <text:p text:style-name="P5"><text:span text:style-name="Source_20_Text"><text:span text:style-name="T1"><text:s text:c="13"/></text:span></text:span><text:span text:style-name="Strong_20_Emphasis"><text:span text:style-name="T1">p {</text:span></text:span></text:p>
      <text:p text:style-name="P5"><text:span text:style-name="Strong_20_Emphasis"><text:span text:style-name="T1"><text:s text:c="16"/>margin: 5px 50px 5px 50px;</text:span></text:span></text:p>
      <text:p text:style-name="P18"><text:span text:style-name="Strong_20_Emphasis"><text:span text:style-name="T1"><text:s text:c="29"/>}</text:span></text:span></text:p>
      <text:p text:style-name="P18"><text:span text:style-name="Strong_20_Emphasis"><text:span text:style-name="T1"/></text:span></text:p>
      <text:p text:style-name="P18"><text:span text:style-name="Strong_20_Emphasis"><text:span text:style-name="T1"><text:s text:c="18"/>Establecer el relleno de un elemento [</text:span></text:span><text:span text:style-name="Source_20_Text"><text:span text:style-name="T2">padding].</text:span></text:span></text:p>
      <text:p text:style-name="P14"><text:span text:style-name="T1">La propiedad </text:span><text:span text:style-name="Source_20_Text"><text:span text:style-name="T1">padding</text:span></text:span><text:span text:style-name="T1"> puede entenderse como "relleno". Esto tiene sentido puesto que el relleno (padding) no afecta a la distancia de un elemento respecto a otros elementos, sino que sólo define la distancia interior entre el borde y el contenido del elemento.</text:span></text:p>
      <text:p text:style-name="P18"><text:span text:style-name="Strong_20_Emphasis"><text:span text:style-name="T1"><text:s text:c="17"/>Ej</text:span></text:span></text:p>
      <text:p text:style-name="P18"><text:bookmark text:name="main"/><text:span text:style-name="Strong_20_Emphasis"><text:span text:style-name="T1"><text:s text:c="29"/></text:span></text:span></text:p>
      <text:p text:style-name="P5"><text:span text:style-name="Source_20_Text"><text:span text:style-name="T1"><text:s text:c="8"/>h1 {</text:span></text:span></text:p>
      <text:p text:style-name="P5"><text:span text:style-name="Source_20_Text"><text:span text:style-name="T1"><text:s text:c="16"/></text:span></text:span><text:span text:style-name="Strong_20_Emphasis"><text:span text:style-name="T1">background: yellow;</text:span></text:span></text:p>
      <text:p text:style-name="P5"><text:span text:style-name="Source_20_Text"><text:span text:style-name="T1"><text:s text:c="8"/>}</text:span></text:span></text:p>
      <text:p text:style-name="P7"/>
      <text:p text:style-name="P5"><text:span text:style-name="Source_20_Text"><text:span text:style-name="T1"><text:s text:c="8"/>h2 {</text:span></text:span></text:p>
      <text:p text:style-name="P5"><text:span text:style-name="Source_20_Text"><text:span text:style-name="T1"><text:s text:c="16"/></text:span></text:span><text:span text:style-name="Strong_20_Emphasis"><text:span text:style-name="T1">background: orange;</text:span></text:span></text:p>
      <text:p text:style-name="P18"><text:span text:style-name="Source_20_Text"><text:span text:style-name="T1"><text:s text:c="20"/>}</text:span></text:span></text:p>
      <text:p text:style-name="P18"><text:span text:style-name="Source_20_Text"><text:span text:style-name="T1"/></text:span></text:p>
      <text:p text:style-name="P17"><text:soft-page-break/><text:s text:c="11"/></text:p>
      <text:p text:style-name="P18"><text:span text:style-name="Source_20_Text"><text:span text:style-name="T1"><text:s text:c="15"/>h1 { <text:s/></text:span></text:span></text:p>
      <text:p text:style-name="P1"><text:span text:style-name="Source_20_Text"><text:span text:style-name="T1"><text:s text:c="10"/>background: yellow;</text:span></text:span></text:p>
      <text:p text:style-name="P5"><text:span text:style-name="Source_20_Text"><text:span text:style-name="T1"><text:s text:c="16"/></text:span></text:span><text:span text:style-name="Strong_20_Emphasis"><text:span text:style-name="T1">padding: 20px 20px 20px 80px;</text:span></text:span></text:p>
      <text:p text:style-name="P5"><text:span text:style-name="Source_20_Text"><text:span text:style-name="T1"><text:s text:c="8"/>}</text:span></text:span></text:p>
      <text:p text:style-name="P7"/>
      <text:p text:style-name="P5"><text:span text:style-name="Source_20_Text"><text:span text:style-name="T1"><text:s text:c="8"/>h2 {</text:span></text:span></text:p>
      <text:p text:style-name="P5"><text:span text:style-name="Source_20_Text"><text:span text:style-name="T1"><text:s text:c="16"/>background: orange;</text:span></text:span></text:p>
      <text:p text:style-name="P5"><text:span text:style-name="Source_20_Text"><text:span text:style-name="T1"><text:s text:c="16"/></text:span></text:span><text:span text:style-name="Strong_20_Emphasis"><text:span text:style-name="T1">padding-left:120px;</text:span></text:span></text:p>
      <text:p text:style-name="P18"><text:span text:style-name="Source_20_Text"><text:span text:style-name="T1"><text:s text:c="15"/>} <text:s text:c="2"/></text:span></text:span></text:p>
      <text:p text:style-name="P18"><text:span text:style-name="Source_20_Text"><text:span text:style-name="T1"><text:s text:c="9"/></text:span></text:span><text:bookmark text:name="main1"/><text:span text:style-name="Source_20_Text"><text:span text:style-name="T1"><text:s text:c="4"/>Bordes (border)</text:span></text:span></text:p>
      <text:p text:style-name="P16"><text:bookmark text:name="tutorials"/>Los bordes se pueden usar para muchas cosas, por ejemplo, como elemento decorativo o para subrayar la separación entre dos cosas. CSS te ofrece opciones sin fin a la hora de usar bordes en tus páginas. En esta lección vamos a examinar las siguientes propiedades CSS:</text:p>
      <text:h text:style-name="P2" text:outline-level="2"><text:bookmark text:name="s3"/>Estilo de borde [border-style]</text:h>
      <text:p text:style-name="P16">Se puede elegir entre diferentes estilos de borde:</text:p>
      <text:p text:style-name="P16"><text:s/>dotted, dashed, solid, double, groove, ridge, inset y outset </text:p>
      <text:h text:style-name="P2" text:outline-level="2"><text:bookmark text:name="s1"/>Anchura del borde [border-width]</text:h>
      <text:p text:style-name="P14"><text:span text:style-name="T1">La anchura del borde se define por medio de la propiedad </text:span><text:span text:style-name="Source_20_Text"><text:span text:style-name="T1">border-width</text:span></text:span><text:span text:style-name="T1">, que dispone de los valores </text:span><text:span text:style-name="Source_20_Text"><text:span text:style-name="T1">thin</text:span></text:span><text:span text:style-name="T1">, </text:span><text:span text:style-name="Source_20_Text"><text:span text:style-name="T1">medium</text:span></text:span><text:span text:style-name="T1"> y </text:span><text:span text:style-name="Source_20_Text"><text:span text:style-name="T1">thick</text:span></text:span><text:span text:style-name="T1">, o de un valor numérico indicado en píxeles. </text:span></text:p>
      <text:h text:style-name="P2" text:outline-level="2"><text:bookmark text:name="s2"/>Color del borde [border-color]</text:h>
      <text:p text:style-name="P14"><text:span text:style-name="T1">La propiedad </text:span><text:span text:style-name="Source_20_Text"><text:span text:style-name="T1">border-color</text:span></text:span><text:span text:style-name="T1"> define el color del borde. Los valores de esta propiedad son los valores de color normales, por ejemplo, "#123456" (en notación hexadecimal), "rgb(123,123,123)" (en notación RGB) o "yellow" (por nombre del color).</text:span></text:p>
      <text:h text:style-name="P2" text:outline-level="2"/>
      <text:p text:style-name="P16"/>
      <text:p text:style-name="P14"><text:span text:style-name="T1">Si no queremos mostrar ningún borde, se puede usar los valores </text:span><text:span text:style-name="Source_20_Text"><text:span text:style-name="T1">none</text:span></text:span><text:span text:style-name="T1"> o </text:span><text:span text:style-name="Source_20_Text"><text:span text:style-name="T1">hidden</text:span></text:span><text:span text:style-name="T1">.</text:span></text:p>
      <text:h text:style-name="P2" text:outline-level="2"><text:bookmark text:name="s4"/>Ejemplos de definición de bordes</text:h>
      <text:p text:style-name="P14"><text:span text:style-name="T1">Las tres propiedades descritas anteriormente se pueden unir para cada elemento y así producir diferentes bordes. Para ilustrar esto, veremos un documento en el que definimos diferentes bordes para los elementos </text:span><text:span text:style-name="Source_20_Text"><text:span text:style-name="T1">&lt;h1&gt;</text:span></text:span><text:span text:style-name="T1">, </text:span><text:span text:style-name="Source_20_Text"><text:span text:style-name="T1">&lt;h2&gt;</text:span></text:span><text:span text:style-name="T1">, </text:span><text:span text:style-name="Source_20_Text"><text:span text:style-name="T1">&lt;ul&gt;</text:span></text:span><text:span text:style-name="T1"> y </text:span><text:span text:style-name="Source_20_Text"><text:span text:style-name="T1">&lt;p&gt;.</text:span></text:span></text:p>
      <text:p text:style-name="P7"><text:s text:c="7"/></text:p>
      <text:p text:style-name="P5"><text:span text:style-name="Source_20_Text"><text:span text:style-name="T1"><text:s text:c="8"/>h1 {</text:span></text:span></text:p>
      <text:p text:style-name="P5"><text:span text:style-name="Source_20_Text"><text:span text:style-name="T1"><text:s text:c="16"/>border-width: thick;</text:span></text:span></text:p>
      <text:p text:style-name="P5"><text:span text:style-name="Source_20_Text"><text:span text:style-name="T1"><text:s text:c="16"/>border-style: dotted;</text:span></text:span></text:p>
      <text:p text:style-name="P5"><text:span text:style-name="Source_20_Text"><text:span text:style-name="T1"><text:s text:c="16"/>border-color: gold;</text:span></text:span></text:p>
      <text:p text:style-name="P5"><text:span text:style-name="Source_20_Text"><text:span text:style-name="T1"><text:s text:c="8"/>}</text:span></text:span></text:p>
      <text:p text:style-name="P7"/>
      <text:p text:style-name="P5"><text:span text:style-name="Source_20_Text"><text:span text:style-name="T1"><text:s text:c="8"/>h2 {</text:span></text:span></text:p>
      <text:p text:style-name="P5"><text:span text:style-name="Source_20_Text"><text:span text:style-name="T1"><text:s text:c="16"/>border-width: 20px;</text:span></text:span></text:p>
      <text:p text:style-name="P5"><text:span text:style-name="Source_20_Text"><text:span text:style-name="T1"><text:s text:c="16"/>border-style: outset;</text:span></text:span></text:p>
      <text:p text:style-name="P5"><text:span text:style-name="Source_20_Text"><text:span text:style-name="T1"><text:s text:c="16"/>border-color: red;</text:span></text:span></text:p>
      <text:p text:style-name="P5"><text:span text:style-name="Source_20_Text"><text:span text:style-name="T1"><text:s text:c="8"/>}</text:span></text:span></text:p>
      <text:p text:style-name="P7"/>
      <text:p text:style-name="P5"><text:soft-page-break/><text:span text:style-name="Source_20_Text"><text:span text:style-name="T1"><text:s text:c="8"/>p {</text:span></text:span></text:p>
      <text:p text:style-name="P5"><text:span text:style-name="Source_20_Text"><text:span text:style-name="T1"><text:s text:c="16"/>border-width: 1px;</text:span></text:span></text:p>
      <text:p text:style-name="P5"><text:span text:style-name="Source_20_Text"><text:span text:style-name="T1"><text:s text:c="16"/>border-style: dashed;</text:span></text:span></text:p>
      <text:p text:style-name="P5"><text:span text:style-name="Source_20_Text"><text:span text:style-name="T1"><text:s text:c="16"/>border-color: blue;</text:span></text:span></text:p>
      <text:p text:style-name="P5"><text:span text:style-name="Source_20_Text"><text:span text:style-name="T1"><text:s text:c="8"/>}</text:span></text:span></text:p>
      <text:p text:style-name="P7"/>
      <text:p text:style-name="P5"><text:span text:style-name="Source_20_Text"><text:span text:style-name="T1"><text:s text:c="8"/>ul {</text:span></text:span></text:p>
      <text:p text:style-name="P5"><text:span text:style-name="Source_20_Text"><text:span text:style-name="T1"><text:s text:c="16"/>border-width: thin;</text:span></text:span></text:p>
      <text:p text:style-name="P5"><text:span text:style-name="Source_20_Text"><text:span text:style-name="T1"><text:s text:c="16"/>border-style: solid;</text:span></text:span></text:p>
      <text:p text:style-name="P5"><text:span text:style-name="Source_20_Text"><text:span text:style-name="T1"><text:s text:c="16"/>border-color: orange;</text:span></text:span></text:p>
      <text:p text:style-name="P5"><text:span text:style-name="Source_20_Text"><text:span text:style-name="T1"><text:s text:c="8"/>}</text:span></text:span><text:span text:style-name="T1"> </text:span></text:p>
      <text:p text:style-name="P16"/>
      <text:p text:style-name="P16">También es posible declarar propiedades especiales para el borde superior (top), inferior (bottom), derecho (right) e izquierdo (left). En el siguiente ejemplo vemos cómo:</text:p>
      <text:p text:style-name="P7"><text:s text:c="8"/></text:p>
      <text:p text:style-name="P5"><text:span text:style-name="Source_20_Text"><text:span text:style-name="T1"><text:s text:c="8"/>h1 {</text:span></text:span></text:p>
      <text:p text:style-name="P5"><text:span text:style-name="Source_20_Text"><text:span text:style-name="T1"><text:s text:c="16"/>border-top-width: thick;</text:span></text:span></text:p>
      <text:p text:style-name="P5"><text:span text:style-name="Source_20_Text"><text:span text:style-name="T1"><text:s text:c="16"/>border-top-style: solid;</text:span></text:span></text:p>
      <text:p text:style-name="P5"><text:span text:style-name="Source_20_Text"><text:span text:style-name="T1"><text:s text:c="16"/>border-top-color: red;</text:span></text:span></text:p>
      <text:p text:style-name="P7"/>
      <text:p text:style-name="P5"><text:span text:style-name="Source_20_Text"><text:span text:style-name="T1"><text:s text:c="16"/>border-bottom-width: thick;</text:span></text:span></text:p>
      <text:p text:style-name="P5"><text:span text:style-name="Source_20_Text"><text:span text:style-name="T1"><text:s text:c="16"/>border-bottom-style: solid;</text:span></text:span></text:p>
      <text:p text:style-name="P5"><text:span text:style-name="Source_20_Text"><text:span text:style-name="T1"><text:s text:c="16"/>border-bottom-color: blue;</text:span></text:span></text:p>
      <text:p text:style-name="P7"/>
      <text:p text:style-name="P5"><text:span text:style-name="Source_20_Text"><text:span text:style-name="T1"><text:s text:c="16"/>border-right-width: thick;</text:span></text:span></text:p>
      <text:p text:style-name="P5"><text:span text:style-name="Source_20_Text"><text:span text:style-name="T1"><text:s text:c="16"/>border-right-style: solid;</text:span></text:span></text:p>
      <text:p text:style-name="P5"><text:span text:style-name="Source_20_Text"><text:span text:style-name="T1"><text:s text:c="16"/>border-right-color: green;</text:span></text:span></text:p>
      <text:p text:style-name="P7"/>
      <text:p text:style-name="P5"><text:span text:style-name="Source_20_Text"><text:span text:style-name="T1"><text:s text:c="16"/>border-left-width: thick;</text:span></text:span></text:p>
      <text:p text:style-name="P5"><text:span text:style-name="Source_20_Text"><text:span text:style-name="T1"><text:s text:c="16"/>border-left-style: solid;</text:span></text:span></text:p>
      <text:p text:style-name="P5"><text:span text:style-name="Source_20_Text"><text:span text:style-name="T1"><text:s text:c="16"/>border-left-color: orange;</text:span></text:span></text:p>
      <text:p text:style-name="P5"><text:span text:style-name="Source_20_Text"><text:span text:style-name="T1"><text:s text:c="8"/>}</text:span></text:span></text:p>
      <text:p text:style-name="P5"><text:span text:style-name="Source_20_Text"><text:span text:style-name="T1"><text:s text:c="8"/></text:span></text:span></text:p>
      <text:h text:style-name="P2" text:outline-level="2"><text:bookmark text:name="s5"/>Combinación de propiedades [border]</text:h>
      <text:p text:style-name="P14"><text:span text:style-name="T1">Como ocurre con muchas otras propiedades, usando la propiedad </text:span><text:span text:style-name="Source_20_Text"><text:span text:style-name="T1">border</text:span></text:span><text:span text:style-name="T1"> se pueden combinar otras muchas propiedades en una sola. Veamos un ejemplo:</text:span></text:p>
      <text:p text:style-name="P7"><text:s text:c="8"/></text:p>
      <text:p text:style-name="P5"><text:span text:style-name="Source_20_Text"><text:span text:style-name="T1"><text:s text:c="8"/>p { <text:s text:c="3"/>border-width: 1px;</text:span></text:span></text:p>
      <text:p text:style-name="P5"><text:span text:style-name="Source_20_Text"><text:span text:style-name="T1"><text:s text:c="16"/>border-style: solid;</text:span></text:span></text:p>
      <text:p text:style-name="P5"><text:span text:style-name="Source_20_Text"><text:span text:style-name="T1"><text:s text:c="16"/>border-color: blue;</text:span></text:span></text:p>
      <text:p text:style-name="P5"><text:span text:style-name="Source_20_Text"><text:span text:style-name="T1"><text:s text:c="10"/>}</text:span></text:span></text:p>
      <text:p text:style-name="P5"><text:span text:style-name="Source_20_Text"><text:span text:style-name="T2"><text:s/>Altura y anchura [</text:span></text:span><text:bookmark text:name="main2"/><text:span text:style-name="Source_20_Text"><text:span text:style-name="T2">height] [width]</text:span></text:span></text:p>
      <text:p text:style-name="P5"><text:span text:style-name="Source_20_Text"><text:span text:style-name="T2"/></text:span></text:p>
      <text:p text:style-name="P5"><text:span text:style-name="Source_20_Text"><text:span text:style-name="T2">Ej. <text:s text:c="7"/></text:span></text:span><text:span text:style-name="Source_20_Text"><text:span text:style-name="T4"><text:s/>p { <text:s/>height: 500px;</text:span></text:span></text:p>
      <text:p text:style-name="P5"><text:span text:style-name="Source_20_Text"><text:span text:style-name="T4"><text:s text:c="19"/>width: 200px;</text:span></text:span></text:p>
      <text:p text:style-name="P13"><text:span text:style-name="Source_20_Text"><text:s text:c="9"/></text:span><text:span text:style-name="Source_20_Text"><text:span text:style-name="T1"><text:s text:c="2"/>border: 1px solid black;</text:span></text:span></text:p>
      <text:p text:style-name="P13"><text:span text:style-name="Source_20_Text"><text:span text:style-name="T2"><text:s text:c="13"/></text:span></text:span><text:span text:style-name="Source_20_Text"><text:span text:style-name="T3"><text:s text:c="2"/></text:span></text:span><text:span text:style-name="Source_20_Text"><text:span text:style-name="T6"><text:s text:c="2"/>background: orange</text:span></text:span><text:span text:style-name="Source_20_Text"><text:span text:style-name="T3">;</text:span></text:span></text:p>
      <text:p text:style-name="P5"><text:span text:style-name="Source_20_Text"><text:span text:style-name="T2"><text:s text:c="19"/>} <text:s text:c="2"/></text:span></text:span></text:p>
      <text:p text:style-name="P5"><text:span text:style-name="Source_20_Text"><text:span text:style-name="T2"/></text:span></text:p>
      <text:p text:style-name="P5"><text:span text:style-name="Source_20_Text"><text:span text:style-name="T2"><text:s text:c="4"/>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3-01-13T20:59:24.75</meta:creation-date>
    <dc:date>2013-01-13T22:00:15.51</dc:date>
    <dc:creator>e e</dc:creator>
    <meta:editing-duration>PT01H00M50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45" meta:word-count="870" meta:character-count="6924" meta:non-whitespace-character-count="4802"/>
  </office:meta>
</office:document-meta>
</file>